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932B00004C2C00003B530396711045D53153.svg" manifest:media-type="image/svg+xml"/>
  <manifest:file-entry manifest:full-path="Pictures/10000201000002E10000023E12C7C125A257491E.png" manifest:media-type="image/png"/>
  <manifest:file-entry manifest:full-path="Pictures/100007E2000033AD000033ADF2A992E880556433.svg" manifest:media-type="image/svg+xml"/>
  <manifest:file-entry manifest:full-path="Pictures/10000201000001F4000001F483E35AF27DAAD9F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a3238e" draw:marker-start-width="0.438cm" draw:marker-end="Arrow" draw:marker-end-width="0.538cm" draw:fill="solid" draw:fill-color="#a3238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draw:fill="none" draw:textarea-horizontal-align="justify" draw:textarea-vertical-align="middle" draw:auto-grow-height="false" fo:min-height="2.085cm" fo:min-width="1.641cm"/>
    </style:style>
    <style:style style:name="gr3" style:family="graphic" style:parent-style-name="objectwithoutfill">
      <style:graphic-properties svg:stroke-width="0.159cm" svg:stroke-color="#3465a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" style:family="graphic" style:parent-style-name="standard">
      <style:graphic-properties draw:stroke="solid" draw:stroke-dash="Dashed_20__28_var_29_" svg:stroke-width="0.1cm" svg:stroke-color="#3465a4" draw:marker-start-width="0.5cm" draw:marker-end-width="0.5cm" draw:fill="solid" draw:fill-color="#ffffff" draw:textarea-horizontal-align="justify" draw:textarea-vertical-align="middle" draw:auto-grow-height="false" fo:min-height="0.396cm" fo:min-width="0.146cm" fo:padding-top="0.175cm" fo:padding-bottom="0.175cm" fo:padding-left="0.3cm" fo:padding-right="0.3cm"/>
    </style:style>
    <style:style style:name="gr5" style:family="graphic" style:parent-style-name="standard">
      <style:graphic-properties draw:stroke="solid" draw:stroke-dash="Dashed_20__28_var_29_" svg:stroke-width="0.1cm" svg:stroke-color="#3465a4" draw:marker-start-width="0.5cm" draw:marker-end-width="0.5cm" draw:fill="solid" draw:fill-color="#ffffff" draw:textarea-horizontal-align="justify" draw:textarea-vertical-align="middle" draw:auto-grow-height="false" fo:min-height="0.396cm" fo:min-width="0.145cm" fo:padding-top="0.175cm" fo:padding-bottom="0.175cm" fo:padding-left="0.3cm" fo:padding-right="0.3cm"/>
    </style:style>
    <style:style style:name="gr6" style:family="graphic" style:parent-style-name="standard">
      <style:graphic-properties draw:stroke="solid" draw:stroke-dash="Dashed_20__28_var_29_" svg:stroke-width="0.1cm" svg:stroke-color="#3465a4" draw:marker-start-width="0.5cm" draw:marker-end-width="0.5cm" draw:fill="solid" draw:fill-color="#ffffff" draw:textarea-horizontal-align="justify" draw:textarea-vertical-align="middle" draw:auto-grow-height="false" fo:min-height="0.396cm" fo:min-width="0.144cm" fo:padding-top="0.175cm" fo:padding-bottom="0.175cm" fo:padding-left="0.3cm" fo:padding-right="0.3cm"/>
    </style:style>
    <style:style style:name="gr7" style:family="graphic" style:parent-style-name="standard">
      <style:graphic-properties draw:stroke="solid" draw:stroke-dash="Dashed_20__28_var_29_" svg:stroke-width="0.1cm" svg:stroke-color="#a3238e" draw:marker-start-width="0.5cm" draw:marker-end-width="0.5cm" draw:fill="solid" draw:fill-color="#a3238e" draw:textarea-horizontal-align="justify" draw:textarea-vertical-align="middle" draw:auto-grow-height="false" fo:min-height="0.396cm" fo:min-width="0.146cm" fo:padding-top="0.175cm" fo:padding-bottom="0.175cm" fo:padding-left="0.3cm" fo:padding-right="0.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.927cm" fo:min-width="2.552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draw:marker-start-width="0.438cm" draw:marker-end-width="0.438cm" draw:fill="solid" draw:fill-color="#3465a4" draw:textarea-horizontal-align="justify" draw:textarea-vertical-align="middle" draw:auto-grow-height="false" fo:min-height="1.927cm" fo:min-width="0.217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.927cm" fo:min-width="1.58cm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159cm" svg:stroke-color="#3465a4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3" style:family="graphic" style:parent-style-name="standard">
      <style:graphic-properties draw:stroke="none" svg:stroke-width="0.262cm" draw:stroke-linejoin="miter" draw:fill="none"/>
    </style:style>
    <style:style style:name="gr14" style:family="graphic" style:parent-style-name="standard">
      <style:graphic-properties draw:stroke="none" svg:stroke-width="0.263cm" draw:stroke-linejoin="miter" draw:fill="none"/>
    </style:style>
    <style:style style:name="gr15" style:family="graphic" style:parent-style-name="standard">
      <style:graphic-properties draw:stroke="none" svg:stroke-width="0.263cm" draw:stroke-linejoin="miter" draw:fill="solid" draw:fill-color="#000000"/>
    </style:style>
    <style:style style:name="gr16" style:family="graphic" style:parent-style-name="objectwithoutfill">
      <style:graphic-properties svg:stroke-width="0.159cm" svg:stroke-color="#72bf44" draw:marker-start-width="0.438cm" draw:marker-end="Arrow" draw:marker-end-width="0.538cm" draw:fill="solid" draw:fill-color="#00a65d" draw:textarea-vertical-align="middle" fo:padding-top="0.204cm" fo:padding-bottom="0.204cm" fo:padding-left="0.329cm" fo:padding-right="0.329cm"/>
    </style:style>
    <style:style style:name="gr17" style:family="graphic" style:parent-style-name="objectwithoutfill">
      <style:graphic-properties draw:stroke="dash" draw:stroke-dash="Fine_20_Dashed" svg:stroke-width="0.159cm" svg:stroke-color="#0066b3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8" style:family="graphic" style:parent-style-name="standard">
      <style:graphic-properties draw:stroke="none" draw:fill-color="#72bf44" draw:textarea-horizontal-align="justify" draw:textarea-vertical-align="middle" draw:auto-grow-height="false" fo:min-height="0.917cm" fo:min-width="5.629cm"/>
    </style:style>
    <style:style style:name="gr19" style:family="graphic" style:parent-style-name="standard">
      <style:graphic-properties draw:stroke="none" svg:stroke-width="0.41cm" draw:stroke-linejoin="miter" draw:fill="solid" draw:fill-color="#000000"/>
    </style:style>
    <style:style style:name="gr20" style:family="graphic" style:parent-style-name="objectwithoutfill">
      <style:graphic-properties svg:stroke-width="0.159cm" svg:stroke-color="#0066b3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21" style:family="graphic" style:parent-style-name="standard">
      <style:graphic-properties draw:stroke="none" svg:stroke-width="0.159cm" draw:marker-start-width="0.438cm" draw:marker-end-width="0.438cm" draw:fill="none" draw:textarea-horizontal-align="justify" draw:textarea-vertical-align="middle" draw:auto-grow-height="false" fo:min-height="1.927cm" fo:min-width="1.58cm" fo:padding-top="0.204cm" fo:padding-bottom="0.204cm" fo:padding-left="0.329cm" fo:padding-right="0.329cm"/>
    </style:style>
    <style:style style:name="gr22" style:family="graphic" style:parent-style-name="standard">
      <style:graphic-properties draw:stroke="none" svg:stroke-width="0.159cm" draw:marker-start-width="0.438cm" draw:marker-end-width="0.438cm" draw:fill="solid" draw:fill-color="#ffffff" draw:textarea-horizontal-align="justify" draw:textarea-vertical-align="middle" draw:auto-grow-height="false" fo:min-height="1.927cm" fo:min-width="1.58cm" fo:padding-top="0.204cm" fo:padding-bottom="0.204cm" fo:padding-left="0.329cm" fo:padding-right="0.329cm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1.274cm" fo:min-width="1.151cm"/>
    </style:style>
    <style:style style:name="gr24" style:family="graphic" style:parent-style-name="standard">
      <style:graphic-properties draw:stroke="none" svg:stroke-width="0.263cm" draw:stroke-linejoin="miter" draw:fill="solid" draw:fill-color="#a3238e"/>
    </style:style>
    <style:style style:name="gr25" style:family="graphic" style:parent-style-name="objectwithoutfill">
      <style:graphic-properties svg:stroke-width="0.159cm" svg:stroke-color="#a3238e" draw:marker-start-width="0.438cm" draw:marker-end="" draw:marker-end-width="0.538cm" draw:fill="solid" draw:fill-color="#a3238e" draw:textarea-vertical-align="middle" fo:padding-top="0.204cm" fo:padding-bottom="0.204cm" fo:padding-left="0.329cm" fo:padding-right="0.329cm"/>
    </style:style>
    <style:style style:name="P1" style:family="paragraph">
      <loext:graphic-properties draw:fill="solid" draw:fill-color="#a3238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4pt"/>
    </style:style>
    <style:style style:name="P5" style:family="paragraph">
      <style:paragraph-properties fo:text-align="center"/>
      <style:text-properties fo:font-size="14pt"/>
    </style:style>
    <style:style style:name="P6" style:family="paragraph">
      <loext:graphic-properties draw:fill="solid" draw:fill-color="#3465a4"/>
      <style:paragraph-properties fo:text-align="center"/>
      <style:text-properties fo:color="#ffffff" fo:font-size="14pt" fo:font-weight="bold" style:font-weight-asian="bold" style:font-weight-complex="bold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solid" draw:fill-color="#00a65d"/>
      <style:paragraph-properties fo:text-align="center"/>
    </style:style>
    <style:style style:name="P10" style:family="paragraph">
      <loext:graphic-properties draw:fill-color="#72bf44"/>
      <style:paragraph-properties fo:text-align="center"/>
      <style:text-properties fo:color="#ffffff" fo:font-size="14pt" fo:font-weight="bold" style:font-weight-asian="bold" style:font-weight-complex="bold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solid" draw:fill-color="#a3238e"/>
    </style:style>
    <style:style style:name="T1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25.525cm" svg:y1="6.154cm" svg:x2="25.425cm" svg:y2="11.407cm" draw:start-shape="id1" draw:start-glue-point="2" draw:end-shape="id2" draw:end-glue-point="0" svg:d="M25525 6154v2601h-100v2652" svg:viewBox="0 0 101 5254">
          <text:p/>
        </draw:connector>
        <draw:custom-shape draw:style-name="gr2" draw:text-style-name="P2" xml:id="id8" draw:id="id8" draw:layer="layout" svg:width="2.141cm" svg:height="2.335cm" svg:x="20.322cm" svg:y="3.81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2.141cm" svg:height="2.335cm" svg:x="0.635cm" svg:y="3.819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5.225cm" svg:y1="11.779cm" svg:x2="25.927cm" svg:y2="11.779cm">
          <text:p/>
        </draw:line>
        <draw:custom-shape draw:style-name="gr4" draw:text-style-name="P3" draw:layer="layout" svg:width="0.746cm" svg:height="0.746cm" svg:x="15.428cm" svg:y="11.4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45cm" svg:height="0.746cm" svg:x="16.495cm" svg:y="11.4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46cm" svg:height="0.746cm" svg:x="17.562cm" svg:y="11.4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45cm" svg:height="0.746cm" svg:x="18.629cm" svg:y="11.4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44cm" svg:height="0.746cm" svg:x="19.696cm" svg:y="11.4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45cm" svg:height="0.746cm" svg:x="20.762cm" svg:y="11.4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744cm" svg:height="0.746cm" svg:x="21.829cm" svg:y="11.4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745cm" svg:height="0.746cm" svg:x="22.895cm" svg:y="11.4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746cm" svg:height="0.746cm" svg:x="23.961cm" svg:y="11.4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xml:id="id2" draw:id="id2" draw:layer="layout" svg:width="0.746cm" svg:height="0.746cm" svg:x="25.052cm" svg:y="11.407cm">
          <text:p/>
          <draw:enhanced-geometry svg:viewBox="0 0 21600 21600" draw:type="rectangle" draw:enhanced-path="M 0 0 L 21600 0 21600 21600 0 21600 0 0 Z N"/>
        </draw:custom-shape>
        <draw:frame draw:style-name="gr8" draw:text-style-name="P2" draw:layer="layout" svg:width="1.669cm" svg:height="1.669cm" svg:x="5.958cm" svg:y="2.579cm">
          <draw:image xlink:href="Pictures/100007E2000033AD000033ADF2A992E880556433.svg" xlink:type="simple" xlink:show="embed" xlink:actuate="onLoad">
            <text:p/>
          </draw:image>
          <draw:image xlink:href="Pictures/10000201000001F4000001F483E35AF27DAAD9FE.png" xlink:type="simple" xlink:show="embed" xlink:actuate="onLoad"/>
        </draw:frame>
        <draw:frame draw:style-name="gr8" draw:text-style-name="P2" draw:layer="layout" svg:width="1.875cm" svg:height="1.46cm" svg:x="5.965cm" svg:y="5.775cm">
          <draw:image xlink:href="Pictures/1000932B00004C2C00003B530396711045D53153.svg" xlink:type="simple" xlink:show="embed" xlink:actuate="onLoad">
            <text:p/>
          </draw:image>
          <draw:image xlink:href="Pictures/10000201000002E10000023E12C7C125A257491E.png" xlink:type="simple" xlink:show="embed" xlink:actuate="onLoad"/>
        </draw:frame>
        <draw:g xml:id="id3" draw:id="id3">
          <draw:custom-shape draw:style-name="gr9" draw:text-style-name="P4" draw:layer="layout" svg:width="3.21cm" svg:height="2.335cm" svg:x="5.682cm" svg:y="2.28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0.875cm" svg:height="2.335cm" svg:x="8.017cm" svg:y="2.287cm">
            <text:p text:style-name="P5"><text:span text:style-name="T1">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" draw:id="id5">
          <draw:custom-shape draw:style-name="gr9" draw:text-style-name="P4" draw:layer="layout" svg:width="3.21cm" svg:height="2.335cm" svg:x="5.682cm" svg:y="5.3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6" draw:layer="layout" svg:width="0.875cm" svg:height="2.335cm" svg:x="8.017cm" svg:y="5.351cm">
            <text:p text:style-name="P5"><text:span text:style-name="T1">AP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1" draw:text-style-name="P2" xml:id="id4" draw:id="id4" draw:layer="layout" svg:width="2.238cm" svg:height="2.335cm" svg:x="12.346cm" svg:y="3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6" draw:id="id6" draw:layer="layout" svg:width="2.238cm" svg:height="2.335cm" svg:x="16.406cm" svg:y="3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2" draw:layer="layout" svg:x1="8.892cm" svg:y1="3.454cm" svg:x2="12.346cm" svg:y2="4.986cm" draw:start-shape="id3" draw:start-glue-point="1" draw:end-shape="id4" draw:end-glue-point="3" svg:d="M8892 3454h1727v1532h1727" svg:viewBox="0 0 3455 1533">
          <text:p/>
        </draw:connector>
        <draw:connector draw:style-name="gr12" draw:text-style-name="P2" draw:layer="layout" svg:x1="8.892cm" svg:y1="6.518cm" svg:x2="12.346cm" svg:y2="4.986cm" draw:start-shape="id5" draw:start-glue-point="1" draw:end-shape="id4" draw:end-glue-point="3" svg:d="M8892 6518h1727v-1532h1727" svg:viewBox="0 0 3455 1533">
          <text:p/>
        </draw:connector>
        <draw:connector draw:style-name="gr12" draw:text-style-name="P2" draw:layer="layout" svg:x1="14.584cm" svg:y1="4.986cm" svg:x2="16.406cm" svg:y2="4.986cm" draw:end-shape="id6" draw:end-glue-point="3" svg:d="M14584 4986h1822" svg:viewBox="0 0 1823 1">
          <text:p/>
        </draw:connector>
        <draw:g>
          <draw:polygon draw:style-name="gr13" draw:text-style-name="P7" draw:layer="layout" svg:width="0.114cm" svg:height="0.114cm" svg:x="2.281cm" svg:y="5.389cm" svg:viewBox="0 0 115 115" draw:points="64,50 115,100 100,115 0,15 15,0">
            <text:p/>
          </draw:polygon>
          <draw:path draw:style-name="gr14" draw:text-style-name="P7" draw:layer="layout" svg:width="0.309cm" svg:height="0.31cm" svg:x="2.058cm" svg:y="5.415cm" svg:viewBox="0 0 310 311" svg:d="M105 106l-3 3-67 67-34 115c0 0-3 10 2 17 7 5 16 2 16 2l116-35 66-67 3-2 106-106-99-100zM47 277l-14-13 20-63 7 7 40 3v39l9 7z">
            <text:p/>
          </draw:path>
          <draw:path draw:style-name="gr14" draw:text-style-name="P7" draw:layer="layout" svg:width="0.121cm" svg:height="0.12cm" svg:x="2.307cm" svg:y="5.357cm" svg:viewBox="0 0 122 121" svg:d="M79 42l-38-37c0 0-11-11-25 0l-16 16 100 100 16-16c13-15 0-26 0-26z">
            <text:p/>
          </draw:path>
          <draw:path draw:style-name="gr15" draw:text-style-name="P8" draw:layer="layout" svg:width="0.806cm" svg:height="0.987cm" svg:x="1.174cm" svg:y="4.092cm" svg:viewBox="0 0 807 988" svg:d="M0 588c0-3 0 18 11 39 10 21 33 42 68 51 2 14 11 46 27 88 21 53 58 116 118 162 5 4 63 60 164 60 45 0 93-10 151-37 0 0 37-19 78-62 40-45 84-111 102-209 10 0 23-4 39-13 22-14 43-38 49-82 0 0 0-23-9-48-4-11-11-26-23-35-9-7-21-14-35-16h2l19-123c14-189-118-238-118-238-3-62-58-102-58-102-106-62-328 21-328 21-171 42-211 160-211 160-53 122 0 275 5 289-5 2-12 7-19 13-14 17-32 43-32 82z">
            <text:p/>
          </draw:path>
          <draw:path draw:style-name="gr15" draw:text-style-name="P8" draw:layer="layout" svg:width="1.137cm" svg:height="0.748cm" svg:x="0.927cm" svg:y="5.121cm" svg:viewBox="0 0 1138 749" svg:d="M1138 113c-26-16-53-32-85-48-3 0-3-2-5-2-7-2-14-8-21-10-63-25-125-44-187-53-28 23-49 34-49 34-58 29-106 38-151 38-101 0-159-56-164-61-2-2-4-4-6-6-77 13-139 32-177 43v-2c0 0-16 5-39 17-69 32-208 115-254 279v250c0 0 421 273 1048 100-63-68-102-155-102-255 2-141 79-262 192-324z">
            <text:p/>
          </draw:path>
          <draw:path draw:style-name="gr15" draw:text-style-name="P8" draw:layer="layout" svg:width="0.647cm" svg:height="0.647cm" svg:x="1.921cm" svg:y="5.234cm" svg:viewBox="0 0 648 648" svg:d="M324 0c-178 0-324 146-324 324s146 324 324 324 324-146 324-324-146-324-324-324zM342 388l-2 3-67 67-116 35c0 0-9 2-16-3-5-7-2-16-2-16l34-115 68-68 2-2 106-106 100 99zM460 268l-99-99 14-14 99 99zM502 227l-16 16-100-100 16-16c15-14 26 0 26 0l37 37 37 37c0 0 14 14 0 26z">
            <text:p/>
          </draw:path>
          <draw:polygon draw:style-name="gr15" draw:text-style-name="P8" draw:layer="layout" svg:width="0.073cm" svg:height="0.076cm" svg:x="2.093cm" svg:y="5.616cm" svg:viewBox="0 0 74 77" draw:points="67,11 25,7 18,0 0,63 11,77 74,58 67,51">
            <text:p/>
          </draw:polygon>
        </draw:g>
        <draw:connector draw:style-name="gr16" draw:text-style-name="P9" draw:layer="layout" svg:x1="2.776cm" svg:y1="4.986cm" svg:x2="5.682cm" svg:y2="3.454cm" draw:start-shape="id7" draw:start-glue-point="1" draw:end-shape="id3" svg:d="M2776 4986h1413v-1532h1493" svg:viewBox="0 0 2907 1533">
          <text:p/>
        </draw:connector>
        <draw:connector draw:style-name="gr16" draw:text-style-name="P9" draw:layer="layout" svg:x1="2.776cm" svg:y1="4.986cm" svg:x2="5.682cm" svg:y2="6.518cm" draw:start-shape="id7" draw:start-glue-point="1" draw:end-shape="id5" svg:d="M2776 4986h1413v1532h1493" svg:viewBox="0 0 2907 1533">
          <text:p/>
        </draw:connector>
        <draw:path draw:style-name="gr15" draw:text-style-name="P8" draw:layer="layout" svg:width="1.854cm" svg:height="1.863cm" svg:x="24.557cm" svg:y="4.105cm" svg:viewBox="0 0 1855 1864" svg:d="M265 1564c-30 64-48 136-56 215h64c7-85 27-164 59-233 61-133 165-236 313-309-184 69-311 178-380 327zM650 571c-3 0-4 1-6 2-10 27-14 57-14 89v71c0 11-4 21-12 29-7 8-17 12-27 13-13 0-23 5-30 14-9 8-14 18-14 30v59c0 12 5 23 14 33 7 7 17 12 30 12 10 0 20 4 29 11 7 7 11 16 13 27 7 63 34 119 82 167 5 6 10 10 15 15 1 0 2 1 3 3 9 7 17 13 25 19l-1-1c8 6 17 12 28 17 7-3 14-5 22-8-6-4-11-10-16-15-56-56-87-120-95-193-23 0-44-8-61-25s-25-38-25-62v-59c0-24 8-44 25-61 16-15 35-24 58-25v-71c0-37 6-71 16-101-14 1-29 4-43 7 0 0-1 0-2 0-5 1-9 2-12 3-1 0-2 0-2 0zM632 521c2 0 3 0 5-1 1 0 2 0 2 0 6-2 11-4 18-5 2 0 3 0 4 0v-60c-26-9-50-19-75-29 1 1 2 2 3 4 5 7 8 16 8 25v59c10-2 20-1 30 4 1 0 3 1 5 3zM932 1699c32-31 60-62 85-94 36-52 64-106 83-163-114 61-227 61-342 1 20 58 49 111 86 162 25 32 54 63 88 94zM1534 605c0-10-3-18-9-24-7-7-15-10-25-10-2 0-5 0-7 0h-2c-6 2-12 5-16 10-6 6-10 14-10 24s4 19 10 26c7 6 15 9 25 9s18-3 25-9c6-7 9-16 9-26zM1618 250c8 6 14 13 18 21 3 8 4 17 2 26s-7 17-14 24c-34 27-70 53-110 76v121c18 3 33 12 48 26 17 17 25 37 25 61s-8 44-25 62c-18 17-38 26-62 26s-44-9-61-26c-18-18-27-38-27-62s9-44 27-61c7-8 14-14 23-18v-100c-36 18-74 35-113 50v91c0 10-2 17-8 24-4 7-11 12-19 16-6 1-11 2-16 2 2 17 3 35 3 53v37c19 6 34 16 47 30 25 25 37 54 37 90v59c0 36-12 67-37 92-15 15-33 26-54 32-11 56-35 106-71 153 213 77 359 202 437 374 33 74 55 158 63 250h83c12 0 21 5 30 13 8 7 11 17 11 29 0 13-3 23-11 31-9 8-18 12-30 12h-114c-2 0-5 0-7 0h-1529c-1 0-2 0-2 0h-121c-11 0-21-4-29-12s-12-18-12-31c0-12 4-22 12-29 8-8 18-13 29-13h85c7-92 28-176 62-250 78-172 223-297 438-374-38-47-61-97-72-153-21-6-38-16-54-32-25-25-38-56-38-92v-59c0-36 13-65 38-90 12-14 28-24 46-30v-37c0-18 1-36 4-53-3-1-5-2-8-2-9-3-16-8-21-16-5-7-9-14-9-24v-82c-104-39-194-91-271-155-9-6-14-14-16-22-2-10-1-19 3-28 3-7 9-14 19-20 218-123 451-210 698-259 6-1 11-1 17 0 18 3 35 7 52 11 212 53 413 132 604 238z">
          <text:p/>
        </draw:path>
        <draw:connector draw:style-name="gr17" draw:text-style-name="P2" draw:layer="layout" svg:x1="18.644cm" svg:y1="4.986cm" svg:x2="20.322cm" svg:y2="4.986cm" draw:end-shape="id8" draw:end-glue-point="3" svg:d="M18644 4986h1678" svg:viewBox="0 0 1679 1">
          <text:p/>
        </draw:connector>
        <draw:custom-shape draw:style-name="gr18" draw:text-style-name="P10" xml:id="id9" draw:id="id9" draw:layer="layout" svg:width="6.129cm" svg:height="1.167cm" svg:x="22.358cm" svg:y="13.515cm">
          <text:p text:style-name="P5"><text:span text:style-name="T1">Talent Marketplace</text:span></text:p>
          <draw:enhanced-geometry svg:viewBox="0 0 21600 21600" draw:type="rectangle" draw:enhanced-path="M 0 0 L 21600 0 21600 21600 0 21600 0 0 Z N"/>
        </draw:custom-shape>
        <draw:g>
          <draw:path draw:style-name="gr19" draw:text-style-name="P8" draw:layer="layout" svg:width="1.563cm" svg:height="1.653cm" svg:x="24.723cm" svg:y="16.429cm" svg:viewBox="0 0 1564 1654" svg:d="M1546 1392c-66-145-222-206-383-251-48-13-96-31-133-66-23-23-39-60-37-95 0-42 27-76 48-111 13-21 24-42 32-66 2-8 5-16 8-24 5-18 8-29 15-39 6-8 16-16 24-21l5-6c3-2 6-5 8-8l19-21c11-18 18-37 21-63l3-19v-5c2-10 2-24 5-34 0-11 0-19 0-29 0-24-11-53-32-64l-26-10 2-37c3-13 3-27 6-40 8-34 13-66 13-98 3-50-11-97-32-137-23-42-63-77-113-100-14-6-24-11-32-14-61-21-124-34-190-34-16 0-29 0-43 0-42 3-95 5-137 26 0 8-5 8-8 11-16 11-29 24-39 40l-8 13c-6 8-8 16-19 24-10 8-24 18-37 23-16 8-29 19-37 32-13 24-21 53-21 90-3 32 0 69 3 108 0 13 2 27 5 40 3 8 3 13 3 21l5 32-32 10c-24 8-34 37-34 58v6c0 10 0 18 0 29 0 10 2 21 2 31l3 14c0 5 3 8 3 13 2 21 10 42 21 61 5 8 10 16 16 21 8 8 18 16 26 21l13 8 3 16c13 47 32 89 55 127l8 13 6 5c5 8 10 13 16 18l2 3c8 11 11 19 13 29 8 42 27 143-163 196-140 39-320 113-384 251-18 39-18 82-18 113v101c0 26 24 50 50 50h1464c26 0 50-24 50-50v-98c0-32-3-74-18-114zM872 1490c-11 13-24 29-37 48l-32 39c-5 8-13 11-21 11h-3c-8 0-13-5-18-11l-69-87c-10-13-10-26-10-37 5-42 37-269 47-333 0-8 8-16 19-16h74c8 0 15 6 18 16 8 66 40 296 45 333-3 13-5 27-13 37z">
            <text:p/>
          </draw:path>
          <draw:custom-shape draw:style-name="gr2" draw:text-style-name="P2" xml:id="id10" draw:id="id10" draw:layer="layout" svg:width="2.141cm" svg:height="2.335cm" svg:x="24.358cm" svg:y="16.088cm">
            <text:p/>
            <draw:enhanced-geometry svg:viewBox="0 0 21600 21600" draw:type="rectangle" draw:enhanced-path="M 0 0 L 21600 0 21600 21600 0 21600 0 0 Z N"/>
          </draw:custom-shape>
        </draw:g>
        <draw:connector draw:style-name="gr20" draw:text-style-name="P2" draw:layer="layout" svg:x1="25.425cm" svg:y1="12.153cm" svg:x2="25.422cm" svg:y2="13.515cm" draw:start-shape="id2" draw:start-glue-point="2" draw:end-shape="id9" draw:end-glue-point="0" svg:d="M25425 12153v706h-3v656" svg:viewBox="0 0 4 1363">
          <text:p/>
        </draw:connector>
        <draw:connector draw:style-name="gr20" draw:text-style-name="P2" draw:layer="layout" svg:x1="25.422cm" svg:y1="14.682cm" svg:x2="25.428cm" svg:y2="16.088cm" draw:start-shape="id9" draw:start-glue-point="2" draw:end-shape="id10" draw:end-glue-point="0" svg:d="M25422 14682v702h6v704" svg:viewBox="0 0 7 1407">
          <text:p/>
        </draw:connector>
        <draw:g>
          <draw:path draw:style-name="gr15" draw:text-style-name="P8" draw:layer="layout" svg:width="0.676cm" svg:height="0.422cm" svg:x="13.14cm" svg:y="4.752cm" svg:viewBox="0 0 677 423" svg:d="M635 0h-593c-23 0-42 19-42 42v339c0 24 19 42 42 42h593c24 0 42-18 42-42v-339c0-23-18-42-42-42zM593 339h-508v-254h508z">
            <text:p/>
          </draw:path>
          <draw:path draw:style-name="gr15" draw:text-style-name="P8" draw:layer="layout" svg:width="1.1cm" svg:height="1.48cm" svg:x="12.717cm" svg:y="4.202cm" svg:viewBox="0 0 1101 1481" svg:d="M127 1355h110l-54 54c-17 17-17 44 0 59 17 17 44 17 59 0l127-127c17-17 17-44 0-59l-127-127c-17-17-44-17-59 0-17 17-17 44 0 59l54 56h-110c-24 0-42-19-42-42v-932c0-23 18-42 42-42h296v127c0 24 19 42 43 42h592c24 0 43-18 43-42v-339c0-23-19-42-43-42h-592c-24 0-43 19-43 42v127h-296c-69 0-127 58-127 127v932c0 69 58 127 127 127zM1016 339h-508v-254h508z">
            <text:p/>
          </draw:path>
          <draw:path draw:style-name="gr15" draw:text-style-name="P8" draw:layer="layout" svg:width="1.1cm" svg:height="1.48cm" svg:x="13.14cm" svg:y="4.245cm" svg:viewBox="0 0 1101 1481" svg:d="M974 126h-110l54-54c17-17 17-44 0-59-17-17-44-17-59 0l-127 127c-17 17-17 44 0 59l127 127c16 17 44 17 59 0 17-17 17-44 0-59l-54-56h110c23 0 42 18 42 42v974c0 24-19 42-42 42h-297v-169c0-24-18-42-42-42h-593c-23 0-42 18-42 42v338c0 24 19 43 42 43h593c24 0 42-19 42-43v-84h297c69 0 127-58 127-127v-974c0-69-58-127-127-127zM85 1142h508v254h-508z">
            <text:p/>
          </draw:path>
        </draw:g>
        <draw:path draw:style-name="gr15" draw:text-style-name="P8" draw:layer="layout" svg:width="1.591cm" svg:height="1.333cm" svg:x="16.752cm" svg:y="4.275cm" svg:viewBox="0 0 1592 1334" svg:d="M1591 642c-37-144-75-288-112-432-1-8-5-11-13-15-181-64-359-127-538-190-11-4-23-6-34-4-123 11-246 25-367 36-10 2-21 2-31 6-77 37-156 73-234 108-6 1-12 5-16 11-65 65-128 131-194 196-3 4-7 10-7 15-14 79-29 156-44 235-2 9 1 15 5 21 69 88 139 175 208 263 5 8 13 12 23 12 88 0 178 0 267 0 9 0 17 1 25 9 84 73 169 146 253 219 8 6 12 8 19 0 20-15 41-31 66-50 0 8 0 14 0 19 0 12 0 21 11 31 83 64 165 129 248 194 6 6 12 8 21 8 44 0 87 0 131 0 15 0 15 0 7-14-38-71-74-144-115-215-6-9-4-13 6-21 86-61 173-123 261-182 6-4 12-10 16-18 46-75 90-148 136-222 4-6 4-12 2-20zM327 204c63-28 127-59 190-90 17-10 37-11 54-13 111-12 223-21 334-33 6 0 14 0 19 2 166 58 329 115 494 173 8 2 12 6 13 13 6 25 14 52 22 77 3 10 0 12-10 12-102 0-204 0-305 0-10 0-16 2-22 11-15 29-32 58-48 85-3 5-7 9-15 9-98 0-196 0-296 0-5 0-11-2-15-7-14-24-25-45-38-68-4-5-4-11 0-17 15-19 28-40 44-61 4-6 7-8 15-8 63 0 125 0 188 0 8 0 14 4 20 8 23 15 51 13 71-6 17-19 21-48 5-71-15-21-46-33-69-18-21 16-42 14-63 14-62 0-125 0-187 0-9 0-13 2-19 10-13 21-29 42-42 63-6 8-8 8-11 0-6-19-20-23-39-23-111 2-223 0-334 0-6 0-10 0-16 0 16-21 31-48 60-62zM1378 848c-102 71-202 142-304 213-7 6-9 10-4 19 29 54 56 108 85 162 2 3 6 9 4 15-71-56-140-110-212-163-5-6-5-10-5-18 0-48 0-94 0-142-6 0-10 4-14 8-40 31-82 63-123 94-9 8-15 6-23-2-75-65-150-130-224-196-8-6-16-9-25-9-87 0-173 0-260 0-15 0-21-12-29-21-3-4 2-8 4-12 14-19 27-36 39-56 11-15 32-19 48-7 36 27 82 9 88-35 4-23-8-44-27-56-19-11-46-9-61 6-6 4-10 6-18 6-17 0-34 0-51 0-8 0-14 2-18 9-17 25-34 48-52 73-5 8-7 8-13 0-33-44-67-88-100-130-4-6-6-10-4-17 2-14 6-25 6-39 2-9 6-13 15-13 102 0 204 0 306 0 19 0 38 0 57 0 10 0 14 2 20 11 30 56 63 112 96 167 5 10 9 16 21 14 29-6 46 5 57 32 16 35 39 68 56 100 4 8 8 10 15 10 22 0 43 0 64 0 17 0 33 0 50 11 19 14 52 8 63-9 21-27 19-58 0-79-19-19-52-25-71-8-9 8-19 8-31 10-32 6-53-6-63-38-4-8-8-16-13-27 5 0 9 0 13 0 83 0 163 0 246 0 9 0 13 2 19 11 12 23 25 44 38 66 4 7 10 9 20 9 107 0 217 0 324 0 6 0 10 0 18 0-8 12-16 23-27 31zM1504 646c-17 27-32 54-49 81-4 6-8 7-16 7-111 0-225 0-336 0-8 0-11-3-15-9-14-23-27-44-39-67-4-8-9-12-19-12-129 0-255 0-384 0-10 0-17-2-21-11-31-56-64-110-96-166-6-9-10-11-21-11-131 0-262 0-390 0-14 0-14-2-14-15 4-43 37-64 62-93 4-3 9-3 13-3 64 0 129 0 192 0 64 0 129 0 192 0 10 0 14 1 19 11 33 56 66 113 98 169 4 8 10 12 20 12 126 0 253 0 380 0 10 0 13-4 17-12 16-29 33-58 48-84 4-8 8-10 16-10 94 0 190 0 284 0 10 0 13 4 15 11 8 35 18 70 27 104 4 10 0 14-9 12-62 0-123 0-185 0-8 0-11-2-17-6-25-19-56-15-75 6s-19 55 2 75c21 21 52 23 77 2 4-4 7-4 13-4 69 0 137 0 206 0 11 2 11 5 5 13z">
          <text:p/>
        </draw:path>
        <draw:custom-shape draw:style-name="gr11" draw:text-style-name="P2" xml:id="id11" draw:id="id11" draw:layer="layout" svg:width="2.238cm" svg:height="2.335cm" svg:x="20.406cm" svg:y="3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19" draw:text-style-name="P8" draw:layer="layout" svg:width="1.449cm" svg:height="1.449cm" svg:x="20.812cm" svg:y="4.302cm" svg:viewBox="0 0 1450 1450" svg:d="M121 1281h451l-34 121h-127v48h145 338 145v-48h-127l-34-121h451c67 0 121-54 121-121v-1039c0-67-54-121-121-121h-1208c-67 0-121 54-121 121v1039c0 67 54 121 121 121zM862 1402h-274l34-121h206zM1329 1233h-483-242-483c-40 0-73-33-73-73v-24h1354v24c0 40-33 73-73 73zM121 48h1208c40 0 73 33 73 73v967h-1354v-967c0-40 33-73 73-73z">
          <text:p/>
        </draw:path>
        <draw:path draw:style-name="gr19" draw:text-style-name="P8" draw:layer="layout" svg:width="0.279cm" svg:height="0.434cm" svg:x="21.392cm" svg:y="4.399cm" svg:viewBox="0 0 280 435" svg:d="M17 434c2 1 5 1 7 1 8 0 15-3 19-10l232-309c8-10 6-25-5-33-71-54-157-83-246-83-13 0-24 11-24 24v387c0 10 7 20 17 23zM48 49c62 4 121 24 174 58l-174 231z">
          <text:p/>
        </draw:path>
        <draw:path draw:style-name="gr19" draw:text-style-name="P8" draw:layer="layout" svg:width="0.414cm" svg:height="0.356cm" svg:x="21.46cm" svg:y="4.525cm" svg:viewBox="0 0 415 357" svg:d="M5 347c4 7 12 10 19 10 3 0 5 0 8-1l366-122c13-4 20-18 16-31-27-79-76-148-144-198-5-4-11-6-17-5-7 1-13 5-16 10l-232 309c-7 8-7 20 0 28zM260 59c44 37 78 84 100 137l-270 90z">
          <text:p/>
        </draw:path>
        <draw:path draw:style-name="gr19" draw:text-style-name="P8" draw:layer="layout" svg:width="0.434cm" svg:height="0.675cm" svg:x="20.909cm" svg:y="4.447cm" svg:viewBox="0 0 435 676" svg:d="M109 676c5 0 11-1 15-5l302-241c6-5 9-12 9-19v-387c0-13-11-24-24-24-227 0-411 184-411 411 0 94 31 183 90 256 5 6 12 9 19 9zM387 49v350l-274 219c-42-61-65-132-65-207 0-192 150-349 339-362z">
          <text:p/>
        </draw:path>
        <draw:path draw:style-name="gr19" draw:text-style-name="P8" draw:layer="layout" svg:width="0.623cm" svg:height="0.434cm" svg:x="21.034cm" svg:y="4.906cm" svg:viewBox="0 0 624 435" svg:d="M0 263c-1 6 1 13 5 18 79 98 196 154 321 154 110 0 213-43 291-120 9-10 9-25 0-34l-274-274c-9-9-23-9-32-2l-302 242c-5 4-8 10-9 16zM324 57l241 240c-66 58-150 90-239 90-102 0-198-43-267-118z">
          <text:p/>
        </draw:path>
        <draw:path draw:style-name="gr19" draw:text-style-name="P8" draw:layer="layout" svg:width="0.434cm" svg:height="0.443cm" svg:x="21.489cm" svg:y="4.809cm" svg:viewBox="0 0 435 444" svg:d="M17 124c-8 2-14 9-16 17s0 17 6 23l274 273c4 5 10 7 17 7 6 0 12-2 17-7 77-78 120-181 120-291 0-43-7-87-21-129-4-13-18-20-31-16zM297 385l-228-228 306-102c8 30 12 61 12 91 0 89-32 173-90 239z">
          <text:p/>
        </draw:path>
        <draw:polygon draw:style-name="gr19" draw:text-style-name="P8" draw:layer="layout" svg:width="0.047cm" svg:height="0.047cm" svg:x="21.924cm" svg:y="4.423cm" svg:viewBox="0 0 48 48" draw:points="24,48 0,48 0,0 48,0 48,48">
          <text:p/>
        </draw:polygon>
        <draw:polygon draw:style-name="gr19" draw:text-style-name="P8" draw:layer="layout" svg:width="0.047cm" svg:height="0.047cm" svg:x="21.924cm" svg:y="4.52cm" svg:viewBox="0 0 48 48" draw:points="24,48 0,48 0,0 48,0 48,48">
          <text:p/>
        </draw:polygon>
        <draw:polygon draw:style-name="gr19" draw:text-style-name="P8" draw:layer="layout" svg:width="0.047cm" svg:height="0.047cm" svg:x="21.924cm" svg:y="4.616cm" svg:viewBox="0 0 48 48" draw:points="24,48 0,48 0,0 48,0 48,48">
          <text:p/>
        </draw:polygon>
        <draw:polygon draw:style-name="gr19" draw:text-style-name="P8" draw:layer="layout" svg:width="0.047cm" svg:height="0.047cm" svg:x="21.924cm" svg:y="4.713cm" svg:viewBox="0 0 48 48" draw:points="24,48 0,48 0,0 48,0 48,48">
          <text:p/>
        </draw:polygon>
        <draw:polygon draw:style-name="gr19" draw:text-style-name="P8" draw:layer="layout" svg:width="0.144cm" svg:height="0.047cm" svg:x="22.02cm" svg:y="4.423cm" svg:viewBox="0 0 145 48" draw:points="73,48 0,48 0,0 145,0 145,48">
          <text:p/>
        </draw:polygon>
        <draw:polygon draw:style-name="gr19" draw:text-style-name="P8" draw:layer="layout" svg:width="0.144cm" svg:height="0.047cm" svg:x="22.02cm" svg:y="4.52cm" svg:viewBox="0 0 145 48" draw:points="73,48 0,48 0,0 145,0 145,48">
          <text:p/>
        </draw:polygon>
        <draw:polygon draw:style-name="gr19" draw:text-style-name="P8" draw:layer="layout" svg:width="0.144cm" svg:height="0.047cm" svg:x="22.02cm" svg:y="4.616cm" svg:viewBox="0 0 145 48" draw:points="73,48 0,48 0,0 145,0 145,48">
          <text:p/>
        </draw:polygon>
        <draw:polygon draw:style-name="gr19" draw:text-style-name="P8" draw:layer="layout" svg:width="0.144cm" svg:height="0.047cm" svg:x="22.02cm" svg:y="4.713cm" svg:viewBox="0 0 145 48" draw:points="73,48 0,48 0,0 145,0 145,48">
          <text:p/>
        </draw:polygon>
        <draw:polygon draw:style-name="gr19" draw:text-style-name="P8" draw:layer="layout" svg:width="0.047cm" svg:height="0.047cm" svg:x="22.117cm" svg:y="5.293cm" svg:viewBox="0 0 48 48" draw:points="24,48 0,48 0,0 48,0 48,48">
          <text:p/>
        </draw:polygon>
        <draw:polygon draw:style-name="gr19" draw:text-style-name="P8" draw:layer="layout" svg:width="0.047cm" svg:height="0.047cm" svg:x="22.02cm" svg:y="5.293cm" svg:viewBox="0 0 48 48" draw:points="24,48 0,48 0,0 48,0 48,48">
          <text:p/>
        </draw:polygon>
        <draw:polygon draw:style-name="gr19" draw:text-style-name="P8" draw:layer="layout" svg:width="0.047cm" svg:height="0.047cm" svg:x="21.924cm" svg:y="5.293cm" svg:viewBox="0 0 48 48" draw:points="24,48 0,48 0,0 48,0 48,48">
          <text:p/>
        </draw:polygon>
        <draw:custom-shape draw:style-name="gr21" draw:text-style-name="P2" xml:id="id1" draw:id="id1" draw:layer="layout" svg:width="2.238cm" svg:height="2.335cm" svg:x="24.406cm" svg:y="3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2" draw:layer="layout" svg:x1="22.644cm" svg:y1="4.986cm" svg:x2="24.406cm" svg:y2="4.986cm" draw:start-shape="id11" draw:start-glue-point="1" draw:end-shape="id1" draw:end-glue-point="3" svg:d="M22644 4986h1762" svg:viewBox="0 0 1763 1">
          <text:p/>
        </draw:connector>
        <draw:g xml:id="id12" draw:id="id12">
          <draw:custom-shape draw:style-name="gr22" draw:text-style-name="P3" draw:layer="layout" svg:width="2.238cm" svg:height="2.335cm" svg:x="24.306cm" svg:y="7.2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1" draw:layer="layout" svg:width="1.651cm" svg:height="1.524cm" svg:x="24.622cm" svg:y="7.623cm">
            <text:p/>
            <draw:enhanced-geometry svg:viewBox="0 0 21600 21600" draw:type="rectangle" draw:enhanced-path="M 0 0 L 21600 0 21600 21600 0 21600 0 0 Z N"/>
          </draw:custom-shape>
          <draw:g>
            <draw:polygon draw:style-name="gr24" draw:text-style-name="P12" draw:layer="layout" svg:width="0.426cm" svg:height="0.426cm" svg:x="24.806cm" svg:y="7.47cm" svg:viewBox="0 0 427 427" draw:points="427,427 0,427 427,0">
              <text:p/>
            </draw:polygon>
            <draw:path draw:style-name="gr24" draw:text-style-name="P12" draw:layer="layout" svg:width="1.238cm" svg:height="1.643cm" svg:x="24.806cm" svg:y="7.47cm" svg:viewBox="0 0 1239 1644" svg:d="M468 0v321h582v31h-582v116h-468v1176h663l46-189c2-7 6-12 11-15-5-5-12-9-18-9-19 0-35-8-46-21-11-14-14-31-10-49 2-11-5-27-15-32-17-8-29-22-32-38-4-17 0-35 11-49 7-9 7-26 0-35-11-14-15-32-11-49s15-31 32-39c10-5 17-20 15-31-4-18-1-36 10-49 11-14 28-21 46-22 11 0 24-10 27-21 6-27 28-45 55-45 9 0 18 2 26 6 10 4 27 0 34-8 23-29 67-29 90 0 7 8 24 12 34 8 8-4 17-6 26-6 26 0 49 18 55 45 3 11 16 21 27 21 18 1 35 8 46 22 10 13 14 31 10 49-2 11 5 26 15 31 17 8 28 22 32 39s0 35-12 49c-7 9-7 26 0 35 12 14 16 32 12 49-4 16-15 31-32 39-10 4-17 20-15 31 4 18 0 35-10 49-11 13-28 21-46 21-6 0-13 4-18 9 5 3 9 8 11 15l46 189h124v-1644zM542 1323h-353v-31h353zM542 1081h-353v-31h353zM1050 838h-861v-31h861zM1050 595h-861v-31h861z">
              <text:p/>
            </draw:path>
            <draw:path draw:style-name="gr24" draw:text-style-name="P12" draw:layer="layout" svg:width="0.276cm" svg:height="0.371cm" svg:x="25.46cm" svg:y="8.931cm" svg:viewBox="0 0 277 372" svg:d="M263 58c-15 19-41 19-56 0-16-19-47-26-69-16-22 11-45 0-51-24-1-7-4-13-8-18l-79 324 107-23 91 71 79-326c-5 3-10 7-14 12z">
              <text:p/>
            </draw:path>
            <draw:path draw:style-name="gr24" draw:text-style-name="P12" draw:layer="layout" svg:width="0.227cm" svg:height="0.371cm" svg:x="25.702cm" svg:y="8.931cm" svg:viewBox="0 0 228 372" svg:d="M141 18c-6 24-29 35-51 24-12-5-26-6-39-3l-51 209 30 124 91-71 107 23-79-324c-4 5-7 11-8 18z">
              <text:p/>
            </draw:path>
            <draw:path draw:style-name="gr24" draw:text-style-name="P12" draw:layer="layout" svg:width="0.533cm" svg:height="0.545cm" svg:x="25.428cm" svg:y="8.421cm" svg:viewBox="0 0 534 546" svg:d="M526 241c14-18 9-41-11-51s-33-36-28-59c4-22-10-40-33-40s-45-19-51-41c-5-22-26-32-47-22-20 9-49 3-63-15-14-17-38-17-52 0-14 18-43 24-63 15-21-10-42 0-47 22s-28 41-51 41-37 18-32 40c5 23-8 49-28 59-21 10-26 33-12 51s14 47 0 65c-14 17-9 40 12 50 20 10 33 37 28 59s9 40 32 41c23 0 46 18 51 40s26 32 47 23c20-10 49-4 63 14s38 18 52 0 43-24 63-14c21 9 42-1 47-23 6-22 28-40 51-40 23-1 37-19 33-41-5-22 8-49 28-59s25-33 11-50c-14-18-14-47 0-65zM270 448c-95 0-171-77-171-171 0-95 76-171 171-171 94 0 171 76 171 171 0 94-77 171-171 171z">
              <text:p/>
            </draw:path>
            <draw:path draw:style-name="gr24" draw:text-style-name="P12" draw:layer="layout" svg:width="0.259cm" svg:height="0.259cm" svg:x="25.567cm" svg:y="8.568cm" svg:viewBox="0 0 260 260" svg:d="M130 0c-72 0-130 58-130 130s58 130 130 130 130-58 130-130-58-130-130-130z">
              <text:p/>
            </draw:path>
          </draw:g>
        </draw:g>
        <draw:connector draw:style-name="gr25" draw:text-style-name="P1" draw:layer="layout" svg:x1="17.525cm" svg:y1="6.154cm" svg:x2="24.306cm" svg:y2="8.386cm" draw:start-shape="id6" draw:start-glue-point="2" draw:end-shape="id12" draw:end-glue-point="3" svg:d="M17525 6154v2232h6781" svg:viewBox="0 0 6782 223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 </meta:initial-creator>
    <meta:creation-date>2018-08-20T12:41:27.940677405</meta:creation-date>
    <dc:date>2018-08-20T16:14:54.272312834</dc:date>
    <dc:creator>Alex </dc:creator>
    <meta:editing-duration>PT20M35S</meta:editing-duration>
    <meta:editing-cycles>3</meta:editing-cycles>
    <meta:generator>LibreOffice/6.0.3.2$Linux_X86_64 LibreOffice_project/00m0$Build-2</meta:generator>
    <meta:document-statistic meta:object-count="81"/>
  </office:meta>
</office:document-meta>
</file>